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#ffffcc" style:font-size-asian="13pt" style:font-size-complex="13p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letter-spacing="normal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3pt" fo:letter-spacing="normal" fo:font-style="italic" style:text-underline-style="none" fo:font-weight="bold" style:text-blinking="false" fo:background-color="#ffffcc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3pt" fo:letter-spacing="normal" fo:font-style="normal" style:text-underline-style="none" fo:font-weight="normal" style:text-blinking="false" fo:background-color="transparent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ff" style:text-line-through-style="none" style:font-name="Arial1" fo:font-size="15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8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9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2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13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ff" style:text-line-through-style="none" style:font-name="Arial1" fo:font-size="18pt" fo:font-style="normal" style:text-underline-style="none" fo:font-weight="normal" style:text-blinking="false" fo:background-color="transparent" style:font-size-asian="18pt" style:language-asian="ja" style:country-asian="JP" style:font-size-complex="18pt"/>
    </style:style>
    <style:style style:name="P14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text-properties fo:font-variant="normal" fo:text-transform="none" fo:color="#000000" style:text-line-through-style="none" style:font-name="Arimo" fo:font-size="11pt" fo:letter-spacing="normal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7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8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19" style:family="paragraph" style:parent-style-name="Text_20_body" style:list-style-name="L7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0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1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2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3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4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26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27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28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29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30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1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ff" style:text-line-through-style="none" style:font-name="Arial1" fo:font-size="18pt" fo:font-style="normal" style:text-underline-style="none" fo:font-weight="normal" style:text-blinking="false" fo:background-color="transparent" style:font-size-asian="18pt" style:language-asian="ja" style:country-asian="JP" style:font-size-complex="18pt"/>
    </style:style>
    <style:style style:name="P32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33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34" style:family="paragraph" style:parent-style-name="Text_20_body" style:list-style-name="L9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35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font-size-complex="13pt"/>
    </style:style>
    <style:style style:name="P36" style:family="paragraph" style:parent-style-name="Text_20_body" style:list-style-name="L9">
      <style:paragraph-properties fo:margin-top="0cm" fo:margin-bottom="0cm" fo:line-height="138%" fo:background-color="transparent" style:writing-mode="lr-tb">
        <style:background-image/>
      </style:paragraph-properties>
      <style:text-properties style:language-asian="ja" style:country-asian="JP"/>
    </style:style>
    <style:style style:name="P37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#ffffcc" style:font-size-asian="13pt" style:font-size-complex="13pt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3pt" fo:letter-spacing="normal" fo:font-style="normal" style:text-underline-style="none" fo:font-weight="normal" style:text-blinking="false" fo:background-color="transparent" style:font-size-asian="13pt" style:font-size-complex="13p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language-asian="ja" style:country-asian="JP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T5" style:family="text">
      <style:text-properties fo:font-variant="normal" fo:text-transform="none" fo:color="#000000" style:text-line-through-style="none" style:font-name="Arial1" fo:font-size="13pt" fo:letter-spacing="normal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T6" style:family="text">
      <style:text-properties fo:font-variant="normal" fo:text-transform="none" fo:color="#0000ff" style:font-name="Arimo" fo:font-size="11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0000ff" style:font-name="Arimo" fo:font-size="11pt" fo:letter-spacing="normal" fo:font-style="normal" style:text-underline-style="solid" style:text-underline-width="auto" style:text-underline-color="font-color" fo:font-weight="normal" style:language-asian="ja" style:country-asian="JP"/>
    </style:style>
    <style:style style:name="T8" style:family="text">
      <style:text-properties fo:font-variant="normal" fo:text-transform="none" fo:color="#0000ff" style:font-name="Arimo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0000ff" style:font-name="Arimo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10" style:family="text">
      <style:text-properties fo:font-variant="normal" fo:text-transform="none" fo:color="#0000ff" fo:letter-spacing="normal" style:text-underline-style="solid" style:text-underline-width="auto" style:text-underline-color="font-color" style:font-name-asian="Arimo" style:font-size-asian="11pt" style:font-style-asian="normal" style:font-weight-asian="normal"/>
    </style:style>
    <style:style style:name="T11" style:family="text">
      <style:text-properties fo:font-variant="normal" fo:text-transform="none" fo:color="#0000ff" fo:letter-spacing="normal" style:text-underline-style="solid" style:text-underline-width="auto" style:text-underline-color="font-color" style:font-name-asian="Arimo" style:font-style-asian="normal" style:font-weight-asian="normal"/>
    </style:style>
    <style:style style:name="T12" style:family="text">
      <style:text-properties fo:font-variant="normal" fo:text-transform="none" fo:color="#0000ff" fo:font-size="13pt" fo:letter-spacing="normal" style:text-underline-style="solid" style:text-underline-width="auto" style:text-underline-color="font-color" style:font-name-asian="Arimo" style:font-size-asian="13pt" style:font-style-asian="normal" style:font-weight-asian="normal" style:font-size-complex="13pt"/>
    </style:style>
    <style:style style:name="T13" style:family="text">
      <style:text-properties fo:color="#0000ff" style:font-name="Arimo" fo:letter-spacing="normal" style:text-underline-style="solid" style:text-underline-width="auto" style:text-underline-color="font-color"/>
    </style:style>
    <style:style style:name="T14" style:family="text">
      <style:text-properties fo:color="#0000ff" fo:letter-spacing="normal" style:text-underline-style="solid" style:text-underline-width="auto" style:text-underline-color="font-color" style:font-name-asian="Arimo" style:font-size-asian="11pt" style:font-style-asian="normal" style:font-weight-asian="normal"/>
    </style:style>
    <style:style style:name="T15" style:family="text">
      <style:text-properties style:font-name="Arimo" fo:letter-spacing="normal"/>
    </style:style>
    <style:style style:name="T16" style:family="text">
      <style:text-properties style:font-name="Arimo" fo:letter-spacing="normal" fo:font-weight="bold" style:font-weight-asian="bold" style:font-weight-complex="bold"/>
    </style:style>
    <style:style style:name="T17" style:family="text">
      <style:text-properties style:font-name="Arimo" fo:letter-spacing="normal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etter-spacing="normal"/>
    </style:style>
    <style:style style:name="T19" style:family="text">
      <style:text-properties fo:letter-spacing="normal" style:font-name-asian="Arimo" style:font-size-asian="11pt" style:font-style-asian="normal" style:font-weight-asian="normal"/>
    </style:style>
    <style:style style:name="T20" style:family="text">
      <style:text-properties fo:letter-spacing="normal" style:font-name-asian="Arimo" style:font-style-asian="normal" style:font-weight-asian="normal"/>
    </style:style>
    <style:style style:name="T21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---------------------------------------------------------------------- [20190810_143505]</text:p>
      <text:p text:style-name="P1"><text:span text:style-name="T15">res freeJVEMV6 52#7 29 / 52. </text:span><text:span text:style-name="T19">自然観察 </text:span><text:span text:style-name="T15">n.o. / 7. </text:span><text:span text:style-name="T19">鳥 </text:span><text:span text:style-name="T15">birds / </text:span><text:span text:style-name="T18">20190810_143505</text:span></text:p>
      <text:p text:style-name="P1"/>
      <text:list xml:id="list5842479865330189329" text:style-name="L1">
        <text:list-item>
          <text:p text:style-name="P20">オオルリ</text:p>
          <text:list>
            <text:list-item>
              <text:p text:style-name="P32"><text:span text:style-name="T1">search </text:span><text:span text:style-name="T6">https://www.youtube.com/results?search_query=</text:span><text:span text:style-name="T7">オオルリ</text:span><text:span text:style-name="T6">+</text:span><text:span text:style-name="T10">鳴き声</text:span> </text:p>
            </text:list-item>
          </text:list>
        </text:list-item>
        <text:list-item>
          <text:p text:style-name="P20">カワラヒワ</text:p>
          <text:list>
            <text:list-item>
              <text:p text:style-name="P20">search <text:span text:style-name="T13">https://www.youtube.com/results?search_query=カワラヒワ+</text:span><text:span text:style-name="T14">鳴き声</text:span> </text:p>
            </text:list-item>
          </text:list>
        </text:list-item>
      </text:list>
      <text:p text:style-name="P1"/>
      <text:p text:style-name="P7"/>
      <text:p text:style-name="P1">---------------------------------------------------------------------- [20190811_155416]</text:p>
      <text:p text:style-name="P2"><text:span text:style-name="T15">res freeJVEMV6 52#7 </text:span><text:span text:style-name="T16">30</text:span><text:span text:style-name="T15"> / 52. </text:span><text:span text:style-name="T20">自然観察 </text:span><text:span text:style-name="T15">n.o. / 7. </text:span><text:span text:style-name="T20">鳥 </text:span><text:span text:style-name="T15">birds / <text:s/></text:span><text:span text:style-name="T21">20190811_155416</text:span></text:p>
      <text:p text:style-name="P4"/>
      <text:list xml:id="list8327693487259513855" text:style-name="L2">
        <text:list-item>
          <text:p text:style-name="P37">ヤマセミ</text:p>
          <text:list>
            <text:list-item>
              <text:p text:style-name="P33"><text:span text:style-name="T1">search </text:span><text:span text:style-name="T6">https://www.youtube.com/results?search_query=</text:span><text:span text:style-name="T2">ヤマセミ</text:span><text:span text:style-name="T6">+</text:span><text:span text:style-name="T10">鳴き声</text:span> </text:p>
            </text:list-item>
          </text:list>
        </text:list-item>
        <text:list-item>
          <text:p text:style-name="P24"/>
        </text:list-item>
      </text:list>
      <text:p text:style-name="P9">[next]</text:p>
      <text:list xml:id="list7988999273734053324" text:style-name="L3">
        <text:list-item>
          <text:p text:style-name="P21">アカショウビン</text:p>
        </text:list-item>
      </text:list>
      <text:p text:style-name="P9">[/ 20190811_163851]</text:p>
      <text:p text:style-name="P8"/>
      <text:p text:style-name="P13"/>
      <text:p text:style-name="P1">---------------------------------------------------------------------- [XXX]</text:p>
      <text:p text:style-name="P2"><text:span text:style-name="T15">res freeJVEMV6 52#7 </text:span><text:span text:style-name="T16">31</text:span><text:span text:style-name="T15"> / 52. </text:span><text:span text:style-name="T20">自然観察 </text:span><text:span text:style-name="T15">n.o. / 7. </text:span><text:span text:style-name="T20">鳥 </text:span><text:span text:style-name="T15">birds / </text:span><text:span text:style-name="T17">20190813_141428</text:span></text:p>
      <text:p text:style-name="P5"/>
      <text:list xml:id="list7142452043833498890" text:style-name="L4">
        <text:list-item>
          <text:p text:style-name="P22">アカショウビン</text:p>
        </text:list-item>
      </text:list>
      <text:list xml:id="list36540144" text:continue-list="list5842479865330189329" text:style-name="L1">
        <text:list-item>
          <text:list>
            <text:list-item>
              <text:p text:style-name="P32"><text:span text:style-name="T1">search </text:span><text:span text:style-name="T6">https://www.youtube.com/results?search_query=</text:span><text:span text:style-name="T7">アカショウビン</text:span><text:span text:style-name="T6">+</text:span><text:span text:style-name="T10">鳴き声</text:span> </text:p>
            </text:list-item>
          </text:list>
        </text:list-item>
      </text:list>
      <text:p text:style-name="P9"/>
      <text:p text:style-name="P9">[next]</text:p>
      <text:list xml:id="list7256551131017365148" text:style-name="L5">
        <text:list-item>
          <text:p text:style-name="P23">ウグイス</text:p>
        </text:list-item>
      </text:list>
      <text:p text:style-name="P9">[/ XXX]</text:p>
      <text:p text:style-name="P10"/>
      <text:p text:style-name="P13"/>
      <text:p text:style-name="P3">---------------------------------------------------------------------- [XXX]</text:p>
      <text:p text:style-name="P2"><text:span text:style-name="T15">res freeJVEMV6 52#7 </text:span><text:span text:style-name="T16">32</text:span><text:span text:style-name="T15"> / 52. </text:span><text:span text:style-name="T20">自然観察 </text:span><text:span text:style-name="T15">n.o. / 7. </text:span><text:span text:style-name="T20">鳥 </text:span><text:span text:style-name="T15">birds / </text:span><text:span text:style-name="T17">20190818_155249</text:span></text:p>
      <text:p text:style-name="P6"/>
      <text:list xml:id="list132850195487191461" text:style-name="L9">
        <text:list-item>
          <text:p text:style-name="P36"><text:soft-page-break/><text:span text:style-name="T4">コマドリ</text:span></text:p>
          <text:list>
            <text:list-item>
              <text:p text:style-name="P34"><text:span text:style-name="T4">search </text:span><text:span text:style-name="T9">https://www.youtube.com/results?search_query=</text:span><text:span text:style-name="T5">コマドリ</text:span><text:span text:style-name="T9">+</text:span><text:span text:style-name="T12">鳴き声</text:span><text:span text:style-name="T22"> </text:span></text:p>
            </text:list-item>
          </text:list>
        </text:list-item>
      </text:list>
      <text:p text:style-name="P11"/>
      <text:p text:style-name="P11">[next]</text:p>
      <text:list xml:id="list1886896059961610576" text:style-name="L6">
        <text:list-item>
          <text:p text:style-name="P27">ANY</text:p>
        </text:list-item>
      </text:list>
      <text:p text:style-name="P11"/>
      <text:p text:style-name="P11">[/ 20190818_163437]</text:p>
      <text:p text:style-name="P12"/>
      <text:p text:style-name="P13">@@@</text:p>
      <text:p text:style-name="P3">---------------------------------------------------------------------- [XXX]</text:p>
      <text:p text:style-name="P2"><text:span text:style-name="T15">res freeJVEMV6 52#7 </text:span><text:span text:style-name="T16">XX</text:span><text:span text:style-name="T15"> / 52. </text:span><text:span text:style-name="T20">自然観察 </text:span><text:span text:style-name="T15">n.o. / 7. </text:span><text:span text:style-name="T20">鳥 </text:span><text:span text:style-name="T15">birds / </text:span><text:span text:style-name="T17">XXX</text:span></text:p>
      <text:p text:style-name="P6"/>
      <text:list xml:id="list36554658" text:continue-list="list36540144" text:style-name="L1">
        <text:list-item>
          <text:p text:style-name="P26">XXX</text:p>
          <text:list>
            <text:list-item>
              <text:p text:style-name="P35"><text:span text:style-name="T3">search </text:span><text:span text:style-name="T8">https://www.youtube.com/results?search_query=XXX+</text:span><text:span text:style-name="T11">鳴き声</text:span> </text:p>
            </text:list-item>
          </text:list>
        </text:list-item>
      </text:list>
      <text:p text:style-name="P11"/>
      <text:p text:style-name="P11">[next]</text:p>
      <text:list xml:id="list5785195754360251592" text:style-name="L10">
        <text:list-item>
          <text:p text:style-name="P29"/>
        </text:list-item>
      </text:list>
      <text:p text:style-name="P11"/>
      <text:p text:style-name="P11">[/ XXX]</text:p>
      <text:p text:style-name="P12"/>
      <text:p text:style-name="P1"><text:bookmark text:name="docs-internal-guid-1cabcd40-7fff-d9c7-98e5-1edb518e84d0"/>----------------------------------- [TEMPLATE]</text:p>
      <text:p text:style-name="P3">---------------------------------------------------------------------- [XXX]</text:p>
      <text:p text:style-name="P2"><text:span text:style-name="T15">res freeJVEMV6 52#7 </text:span><text:span text:style-name="T16">XX</text:span><text:span text:style-name="T15"> / 52. </text:span><text:span text:style-name="T20">自然観察 </text:span><text:span text:style-name="T15">n.o. / 7. </text:span><text:span text:style-name="T20">鳥 </text:span><text:span text:style-name="T15">birds / </text:span><text:span text:style-name="T17">XXX</text:span></text:p>
      <text:p text:style-name="P6"/>
      <text:list xml:id="list36546839" text:continue-list="list36554658" text:style-name="L1">
        <text:list-item>
          <text:p text:style-name="P26">XXX</text:p>
          <text:list>
            <text:list-item>
              <text:p text:style-name="P35"><text:span text:style-name="T3">search </text:span><text:span text:style-name="T8">https://www.youtube.com/results?search_query=XXX+</text:span><text:span text:style-name="T11">鳴き声</text:span> </text:p>
            </text:list-item>
          </text:list>
        </text:list-item>
      </text:list>
      <text:p text:style-name="P11"/>
      <text:p text:style-name="P11">[next]</text:p>
      <text:list xml:id="list36555599" text:continue-list="list7988999273734053324" text:style-name="L3">
        <text:list-item>
          <text:p text:style-name="P28"/>
        </text:list-item>
      </text:list>
      <text:p text:style-name="P11"/>
      <text:p text:style-name="P11">[/ XXX]</text:p>
      <text:p text:style-name="P11"/>
      <text:p text:style-name="P3">/----------------------------------- [/TEMPLATE]</text:p>
      <text:p text:style-name="Text_20_body"><text:span text:style-name="T1">---------------------------------------------------------------------- [docs] 20190810_144350</text:span><text:line-break/><text:soft-page-break/><text:a xlink:type="simple" xlink:href="https://forum.openoffice.org/en/forum/viewtopic.php?f=9&amp;t=8716" text:style-name="Internet_20_link" text:visited-style-name="Visited_20_Internet_20_Link">https://forum.openoffice.org/en/forum/viewtopic.php?f=9&amp;t=8716</text:a> openoffice writer / background alternating 20190810_145027</text:p>
      <text:p text:style-name="Text_20_body"/>
      <text:p text:style-name="Text_20_body"/>
      <text:p text:style-name="Text_20_body">/ <text:span text:style-name="T1">---------------------------------------------------------------------- [docs] 20190810_144350 /</text:span></text:p>
      <text:p text:style-name="P14">---------------------------------------------------------------------- [steps] 20190810_150646</text:p>
      <text:list xml:id="list8508511859939466204" text:style-name="L7">
        <text:list-item>
          <text:p text:style-name="P16">build : list</text:p>
        </text:list-item>
        <text:list-item>
          <text:p text:style-name="P16">dl-ed files</text:p>
          <text:list>
            <text:list-item>
              <text:p text:style-name="P16">@C:\WORKS_2\Downloads\4k</text:p>
              <text:list>
                <text:list-item>
                  <text:p text:style-name="P16">change file name</text:p>
                  <text:list>
                    <text:list-item>
                      <text:p text:style-name="P16">yt page</text:p>
                      <text:list>
                        <text:list-item>
                          <text:p text:style-name="P16">S – d &gt; C – c (copy url)</text:p>
                        </text:list-item>
                      </text:list>
                    </text:list-item>
                    <text:list-item>
                      <text:p text:style-name="P16">sheet</text:p>
                      <text:list>
                        <text:list-item>
                          <text:p text:style-name="P16">goto : cell : KXX</text:p>
                        </text:list-item>
                        <text:list-item>
                          <text:p text:style-name="P16">C – v (paste)</text:p>
                        </text:list-item>
                        <text:list-item>
                          <text:p text:style-name="P19">← (to the left side cell)</text:p>
                        </text:list-item>
                        <text:list-item>
                          <text:p text:style-name="P19">C - ↓ &gt; C – c (copy “now” value)</text:p>
                        </text:list-item>
                        <text:list-item>
                          <text:p text:style-name="P19">C - ↑ &gt; C – S – v &gt; Ret (paste, selective)</text:p>
                        </text:list-item>
                      </text:list>
                    </text:list-item>
                    <text:list-item>
                      <text:p text:style-name="P19">yt</text:p>
                      <text:list>
                        <text:list-item>
                          <text:p text:style-name="P19">copy → title</text:p>
                        </text:list-item>
                      </text:list>
                    </text:list-item>
                    <text:list-item>
                      <text:p text:style-name="P19">sheet</text:p>
                      <text:list>
                        <text:list-item>
                          <text:p text:style-name="P19">C - ← (move to the top cell in the line)</text:p>
                        </text:list-item>
                        <text:list-item>
                          <text:p text:style-name="P19">→ x 2 (move rightward, 2 cells)</text:p>
                        </text:list-item>
                        <text:list-item>
                          <text:p text:style-name="P19">C – S – v &gt; ↓ &gt; Ret (paste the title)</text:p>
                        </text:list-item>
                        <text:list-item>
                          <text:p text:style-name="P19">Space &gt; “ []” &gt; ← (chars for user name)</text:p>
                        </text:list-item>
                      </text:list>
                    </text:list-item>
                    <text:list-item>
                      <text:p text:style-name="P19">yt</text:p>
                      <text:list>
                        <text:list-item>
                          <text:p text:style-name="P19">copy → user name</text:p>
                        </text:list-item>
                      </text:list>
                    </text:list-item>
                    <text:list-item>
                      <text:p text:style-name="P19">sheet</text:p>
                      <text:list>
                        <text:list-item>
                          <text:p text:style-name="P19">C – v &gt; Del &gt; Tab (paste, then move to the right side cell)</text:p>
                        </text:list-item>
                        <text:list-item>
                          <text:p text:style-name="P19">C - ← x 2 (move to the top cell)</text:p>
                        </text:list-item>
                        <text:list-item>
                          <text:p text:style-name="P19">“XXX” &gt; Tab (enter : serial num)</text:p>
                        </text:list-item>
                        <text:list-item>
                          <text:p text:style-name="P19">↑ &gt; C – c &gt; ↓ &gt; C – v (C/P the bird name)</text:p>
                        </text:list-item>
                        <text:list-item>
                          <text:p text:style-name="P19">→ x 2 (move to col D)</text:p>
                        </text:list-item>
                        <text:list-item>
                          <text:p text:style-name="P19">↑ &gt; C – S - → &gt; C – c (copy cells)</text:p>
                        </text:list-item>
                        <text:list-item>
                          <text:p text:style-name="P19">↓ &gt; C - ← &gt; → (move back to col D)</text:p>
                        </text:list-item>
                        <text:list-item>
                          <text:p text:style-name="P19">C – v (paste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36541780" text:continue-numbering="true" text:style-name="L7">
        <text:list-item>
          <text:list>
            <text:list-item>
              <text:list>
                <text:list-item>
                  <text:p text:style-name="P16">move to : C:\WORKS_2\WS\WS_Others.JVEMV6\JVEMV6\52_nature-<text:soft-page-break/>observation\7_birds\audios</text:p>
                </text:list-item>
              </text:list>
            </text:list-item>
            <text:list-item>
              <text:p text:style-name="P16">@C:\WORKS_2\WS\WS_Others.JVEMV6\JVEMV6\52_nature-observation\7_birds\audios</text:p>
              <text:list>
                <text:list-item>
                  <text:p text:style-name="P16">copy files</text:p>
                </text:list-item>
                <text:list-item>
                  <text:p text:style-name="P16">change file names : use → e.g. “96_ooruri_bc.mp3”</text:p>
                </text:list-item>
                <text:list-item>
                  <text:p text:style-name="P16">copy re-named files to → C:\WORKS_2\WS\WS_Others.JVEMV6\JVEMV6\52_nature-observation\7_birds\to_mobile\list_birds_20190810_151135</text:p>
                </text:list-item>
              </text:list>
            </text:list-item>
            <text:list-item>
              <text:p text:style-name="P16">itunes</text:p>
              <text:list>
                <text:list-item>
                  <text:p text:style-name="P16">folder</text:p>
                  <text:list>
                    <text:list-item>
                      <text:p text:style-name="P16">select folder</text:p>
                    </text:list-item>
                    <text:list-item>
                      <text:p text:style-name="P16">F2 &gt; C – c (copy the fol name)</text:p>
                    </text:list-item>
                  </text:list>
                </text:list-item>
                <text:list-item>
                  <text:p text:style-name="P16">itunes</text:p>
                  <text:list>
                    <text:list-item>
                      <text:p text:style-name="P16">C – n &gt; C – v (new playlist)</text:p>
                    </text:list-item>
                    <text:list-item>
                      <text:p text:style-name="P16">select → new playlist</text:p>
                    </text:list-item>
                  </text:list>
                </text:list-item>
                <text:list-item>
                  <text:p text:style-name="P16">folder</text:p>
                  <text:list>
                    <text:list-item>
                      <text:p text:style-name="P16">Ret (enter into the fol)</text:p>
                    </text:list-item>
                    <text:list-item>
                      <text:p text:style-name="P16">C – a (select new files)</text:p>
                    </text:list-item>
                    <text:list-item>
                      <text:p text:style-name="P16">drag/drop → to playlist window</text:p>
                    </text:list-item>
                  </text:list>
                </text:list-item>
                <text:list-item>
                  <text:p text:style-name="P16">itunes</text:p>
                  <text:list>
                    <text:list-item>
                      <text:p text:style-name="P16">change file name</text:p>
                      <text:list>
                        <text:list-item>
                          <text:p text:style-name="P16">select the item</text:p>
                        </text:list-item>
                        <text:list-item>
                          <text:p text:style-name="P16">Right click &gt; <text:span text:style-name="T23">“I” x 1 &gt; Ret (open file info dialog)</text:span></text:p>
                        </text:list-item>
                        <text:list-item>
                          <text:p text:style-name="P16"><text:span text:style-name="T23">click “ファイル”</text:span></text:p>
                        </text:list-item>
                        <text:list-item>
                          <text:p text:style-name="P16"><text:span text:style-name="T23">select file name string</text:span></text:p>
                        </text:list-item>
                        <text:list-item>
                          <text:p text:style-name="P16"><text:span text:style-name="T23">R.C. &gt; click “C” &gt; click “詳細” (copy)</text:span></text:p>
                        </text:list-item>
                        <text:list-item>
                          <text:p text:style-name="P16"><text:span text:style-name="T23">“曲” text area → click</text:span></text:p>
                        </text:list-item>
                        <text:list-item>
                          <text:p text:style-name="P16"><text:span text:style-name="T23">C – a &gt; C – v (paste)</text:span></text:p>
                        </text:list-item>
                        <text:list-item>
                          <text:p text:style-name="P16"><text:span text:style-name="T23">click “ok”</text:span></text:p>
                        </text:list-item>
                      </text:list>
                    </text:list-item>
                    <text:list-item>
                      <text:p text:style-name="P16"><text:span text:style-name="T23">sort</text:span></text:p>
                      <text:list>
                        <text:list-item>
                          <text:p text:style-name="P16"><text:span text:style-name="T23">click “プレイリストを...”</text:span></text:p>
                        </text:list-item>
                        <text:list-item>
                          <text:p text:style-name="P16"><text:span text:style-name="T23">click “手動による順序で...”</text:span></text:p>
                        </text:list-item>
                        <text:list-item>
                          <text:p text:style-name="P16"><text:span text:style-name="T23">click “名前”</text:span></text:p>
                        </text:list-item>
                        <text:list-item>
                          <text:p text:style-name="P16"><text:span text:style-name="T23">click “終了”</text:span></text:p>
                        </text:list-item>
                      </text:list>
                    </text:list-item>
                    <text:list-item>
                      <text:p text:style-name="P16"><text:span text:style-name="T23">sync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>/ ---------------------------------------------------------------------- [steps] 20190810_150646 /</text:p>
      <text:p text:style-name="P15">---------------------------------------------------------------------- [steps : closing] 20190810_155520</text:p>
      <text:list xml:id="list8358096550357477877" text:style-name="L8">
        <text:list-item>
          <text:p text:style-name="P17">iphone</text:p>
          <text:list>
            <text:list-item>
              <text:p text:style-name="P17"><text:soft-page-break/>create : new playlist</text:p>
            </text:list-item>
          </text:list>
        </text:list-item>
        <text:list-item>
          <text:p text:style-name="P17">git</text:p>
          <text:list>
            <text:list-item>
              <text:p text:style-name="P17">console</text:p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4">r oj &amp;&amp; s</text:p>
            <text:p text:style-name="P14"/>
          </table:table-cell>
        </table:table-row>
        <table:table-row>
          <table:table-cell table:style-name="表2.A2" office:value-type="string">
            <text:p text:style-name="P14">g c -a</text:p>
          </table:table-cell>
        </table:table-row>
        <table:table-row>
          <table:table-cell table:style-name="表2.A2" office:value-type="string">
            <text:p text:style-name="P14">e &amp;&amp; p</text:p>
            <text:p text:style-name="P14"/>
          </table:table-cell>
        </table:table-row>
      </table:table>
      <text:list xml:id="list36558838" text:continue-numbering="true" text:style-name="L8">
        <text:list-item>
          <text:list>
            <text:list-item>
              <text:list>
                <text:list-item>
                  <text:p text:style-name="P17"/>
                </text:list-item>
                <text:list-item>
                  <text:p text:style-name="P17">r oj &amp;&amp; s</text:p>
                </text:list-item>
                <text:list-item>
                  <text:p text:style-name="P17">g c -a</text:p>
                </text:list-item>
                <text:list-item>
                  <text:p text:style-name="P17"/>
                </text:list-item>
              </text:list>
            </text:list-item>
            <text:list-item>
              <text:p text:style-name="P17">commit</text:p>
            </text:list-item>
            <text:list-item>
              <text:p text:style-name="P17">console</text:p>
              <text:list>
                <text:list-item>
                  <text:p text:style-name="P17">p</text:p>
                </text:list-item>
                <text:list-item>
                  <text:p text:style-name="P17"/>
                  <text:p text:style-name="P17"/>
                </text:list-item>
              </text:list>
            </text:list-item>
          </text:list>
        </text:list-item>
        <text:list-item>
          <text:p text:style-name="P17">close apps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4">pushd C:\WORKS_2\WS\WS_Others.JVEMV6\JVEMV6\52_nature-observation\7_birds</text:p>
          </table:table-cell>
        </table:table-row>
        <table:table-row>
          <table:table-cell table:style-name="表1.A2" office:value-type="string">
            <text:p text:style-name="P14">end_apps.bat</text:p>
          </table:table-cell>
        </table:table-row>
      </table:table>
      <text:list xml:id="list36558348" text:continue-numbering="true" text:style-name="L8">
        <text:list-item>
          <text:list>
            <text:list-item>
              <text:p text:style-name="P17">openoffice</text:p>
              <text:list>
                <text:list-item>
                  <text:p text:style-name="P17">doc</text:p>
                </text:list-item>
                <text:list-item>
                  <text:p text:style-name="P17">sheet</text:p>
                </text:list-item>
              </text:list>
            </text:list-item>
            <text:list-item>
              <text:p text:style-name="P17">git</text:p>
            </text:list-item>
            <text:list-item>
              <text:p text:style-name="P17">itunes</text:p>
            </text:list-item>
            <text:list-item>
              <text:p text:style-name="P17"/>
            </text:list-item>
          </text:list>
        </text:list-item>
      </text:list>
      <text:p text:style-name="P15">/ ---------------------------------------------------------------------- [steps : closing] 20190810_155520 /</text:p>
      <text:p text:style-name="P15"/>
      <text:p text:style-name="P14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4:32:27.86</meta:creation-date>
    <dc:date>2019-08-18T16:34:39.22</dc:date>
    <dc:creator>iwabuchi ken</dc:creator>
    <meta:editing-duration>PT3H58M32S</meta:editing-duration>
    <meta:editing-cycles>27</meta:editing-cycles>
    <meta:generator>OpenOffice/4.1.3$Win32 OpenOffice.org_project/413m1$Build-9783</meta:generator>
    <meta:document-statistic meta:table-count="2" meta:image-count="0" meta:object-count="0" meta:page-count="5" meta:paragraph-count="131" meta:word-count="755" meta:character-count="4196"/>
  </office:meta>
</office:document-meta>
</file>